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2A000004110B0FE5022927D58D.png" manifest:media-type="image/png"/>
  <manifest:file-entry manifest:full-path="Pictures/100000010000072A00000411800A27259BC1123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0703d" officeooo:paragraph-rsid="0000703d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officeooo:rsid="0000703d" officeooo:paragraph-rsid="0000703d" style:font-size-asian="17.5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officeooo:rsid="0000703d" officeooo:paragraph-rsid="0000703d" style:font-size-asian="17.5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20pt" officeooo:rsid="0000703d" officeooo:paragraph-rsid="00034b0b" style:font-size-asian="17.5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4">Name:Tarun Gothwal</text:p>
      <text:p text:style-name="P4">Roll no:80113</text:p>
      <text:p text:style-name="P4">Group:KD4</text:p>
      <text:p text:style-name="P4">Assignment No.4</text:p>
      <text:p text:style-name="P1"/>
      <text:p text:style-name="P2"/>
      <text:p text:style-name="P2"><draw:frame draw:style-name="fr1" draw:name="Image1" text:anchor-type="char" svg:x="-1.649cm" svg:y="2.103cm" svg:width="29.027cm" svg:height="19.819cm" draw:z-index="0"><draw:image xlink:href="Pictures/100000010000072A00000411800A27259BC11238.png" xlink:type="simple" xlink:show="embed" xlink:actuate="onLoad" draw:mime-type="image/png"/></draw:frame></text:p>
      <text:p text:style-name="P2"/>
      <text:p text:style-name="P1"><draw:frame draw:style-name="fr1" draw:name="Image2" text:anchor-type="char" svg:x="-1.032cm" svg:y="0.603cm" svg:width="28.198cm" svg:height="16.939cm" draw:z-index="1"><draw:image xlink:href="Pictures/100000010000072A000004110B0FE5022927D58D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0T22:06:10.039355816</meta:creation-date>
    <dc:date>2023-12-23T18:01:20.239265094</dc:date>
    <meta:editing-duration>PT12M59S</meta:editing-duration>
    <meta:editing-cycles>3</meta:editing-cycles>
    <meta:generator>LibreOffice/7.3.7.2$Linux_X86_64 LibreOffice_project/30$Build-2</meta:generator>
    <meta:document-statistic meta:table-count="0" meta:image-count="2" meta:object-count="0" meta:page-count="1" meta:paragraph-count="4" meta:word-count="7" meta:character-count="55" meta:non-whitespace-character-count="52"/>
  </office:meta>
</office:document-meta>
</file>